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806cm" fo:margin-left="-0.783cm" table:align="left"/>
    </style:style>
    <style:style style:name="Tabla1.A" style:family="table-column">
      <style:table-column-properties style:column-width="3.731cm"/>
    </style:style>
    <style:style style:name="Tabla1.B" style:family="table-column">
      <style:table-column-properties style:column-width="3.678cm"/>
    </style:style>
    <style:style style:name="Tabla1.C" style:family="table-column">
      <style:table-column-properties style:column-width="4.18cm"/>
    </style:style>
    <style:style style:name="Tabla1.D" style:family="table-column">
      <style:table-column-properties style:column-width="3.413cm"/>
    </style:style>
    <style:style style:name="Tabla1.E" style:family="table-column">
      <style:table-column-properties style:column-width="2.699cm"/>
    </style:style>
    <style:style style:name="Tabla1.F" style:family="table-column">
      <style:table-column-properties style:column-width="0.106cm"/>
    </style:style>
    <style:style style:name="Tabla1.1" style:family="table-row">
      <style:table-row-properties style:min-row-height="0.21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2" style:family="table-row">
      <style:table-row-properties style:min-row-height="6.62cm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a248" officeooo:paragraph-rsid="001a1323"/>
    </style:style>
    <style:style style:name="P2" style:family="paragraph" style:parent-style-name="Standard">
      <style:text-properties officeooo:rsid="0017434f" officeooo:paragraph-rsid="001a1323"/>
    </style:style>
    <style:style style:name="P3" style:family="paragraph" style:parent-style-name="Standard">
      <style:paragraph-properties fo:text-align="center" style:justify-single-word="false"/>
      <style:text-properties officeooo:rsid="001a1323" officeooo:paragraph-rsid="001a1323"/>
    </style:style>
    <style:style style:name="P4" style:family="paragraph" style:parent-style-name="Standard">
      <style:text-properties officeooo:rsid="002877a4" officeooo:paragraph-rsid="002877a4"/>
    </style:style>
    <style:style style:name="P5" style:family="paragraph" style:parent-style-name="Standard">
      <style:paragraph-properties fo:text-align="justify" style:justify-single-word="false"/>
      <style:text-properties officeooo:rsid="002a2042" officeooo:paragraph-rsid="002a2042"/>
    </style:style>
    <style:style style:name="P6" style:family="paragraph" style:parent-style-name="Standard">
      <style:paragraph-properties fo:text-align="justify" style:justify-single-word="false"/>
      <style:text-properties officeooo:rsid="002be262" officeooo:paragraph-rsid="002be262"/>
    </style:style>
    <style:style style:name="P7" style:family="paragraph" style:parent-style-name="Standard">
      <style:paragraph-properties fo:text-align="justify" style:justify-single-word="false"/>
      <style:text-properties officeooo:rsid="002e7165" officeooo:paragraph-rsid="002e7165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2be262" officeooo:paragraph-rsid="002be262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2877a4" officeooo:paragraph-rsid="002877a4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2e7165" officeooo:paragraph-rsid="002e7165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3313b0" officeooo:paragraph-rsid="003313b0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359bb8" officeooo:paragraph-rsid="00359bb8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37815e" officeooo:paragraph-rsid="0037815e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396daa" officeooo:paragraph-rsid="00396daa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2fb36a" officeooo:paragraph-rsid="002fb36a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2fb36a" officeooo:paragraph-rsid="00310e39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2fece2" officeooo:paragraph-rsid="002fece2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310e39" officeooo:paragraph-rsid="00310e39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32e1f2" officeooo:paragraph-rsid="0032e1f2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3313b0" officeooo:paragraph-rsid="003313b0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34ac9d" officeooo:paragraph-rsid="0034ac9d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359bb8" officeooo:paragraph-rsid="00359bb8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37815e" officeooo:paragraph-rsid="0037815e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396daa" officeooo:paragraph-rsid="00396daa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39e268" officeooo:paragraph-rsid="0039e268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3a3f64" officeooo:paragraph-rsid="003a3f64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3ae46f" officeooo:paragraph-rsid="003ae46f" style:font-weight-asian="normal" style:font-weight-complex="normal"/>
    </style:style>
    <style:style style:name="P28" style:family="paragraph" style:parent-style-name="Standard">
      <style:text-properties officeooo:rsid="003df90d" officeooo:paragraph-rsid="003df90d"/>
    </style:style>
    <style:style style:name="P29" style:family="paragraph" style:parent-style-name="Table_20_Contents">
      <style:text-properties officeooo:paragraph-rsid="001a1323"/>
    </style:style>
    <style:style style:name="P30" style:family="paragraph" style:parent-style-name="Table_20_Contents">
      <style:text-properties officeooo:rsid="001a1323" officeooo:paragraph-rsid="001a1323"/>
    </style:style>
    <style:style style:name="P31" style:family="paragraph" style:parent-style-name="Table_20_Contents">
      <style:text-properties officeooo:rsid="001c0323" officeooo:paragraph-rsid="001c0323"/>
    </style:style>
    <style:style style:name="P32" style:family="paragraph" style:parent-style-name="Table_20_Contents">
      <style:text-properties officeooo:rsid="001c55fe" officeooo:paragraph-rsid="001c55fe"/>
    </style:style>
    <style:style style:name="P33" style:family="paragraph" style:parent-style-name="Table_20_Contents">
      <style:text-properties officeooo:rsid="001e46a4" officeooo:paragraph-rsid="001e46a4"/>
    </style:style>
    <style:style style:name="P34" style:family="paragraph" style:parent-style-name="Table_20_Contents">
      <style:text-properties officeooo:rsid="001e46a4" officeooo:paragraph-rsid="00285e8d"/>
    </style:style>
    <style:style style:name="P35" style:family="paragraph" style:parent-style-name="Table_20_Contents">
      <style:text-properties officeooo:rsid="001fbfab" officeooo:paragraph-rsid="001fbfab"/>
    </style:style>
    <style:style style:name="P36" style:family="paragraph" style:parent-style-name="Table_20_Contents">
      <style:text-properties officeooo:rsid="0023b827" officeooo:paragraph-rsid="0023b827"/>
    </style:style>
    <style:style style:name="P37" style:family="paragraph" style:parent-style-name="Table_20_Contents">
      <style:text-properties officeooo:rsid="0024e03f" officeooo:paragraph-rsid="0024e03f"/>
    </style:style>
    <style:style style:name="P38" style:family="paragraph" style:parent-style-name="Table_20_Contents">
      <style:text-properties officeooo:rsid="0025905c" officeooo:paragraph-rsid="0025905c"/>
    </style:style>
    <style:style style:name="P39" style:family="paragraph" style:parent-style-name="Table_20_Contents">
      <style:text-properties officeooo:rsid="002606b3" officeooo:paragraph-rsid="002606b3"/>
    </style:style>
    <style:style style:name="P40" style:family="paragraph" style:parent-style-name="Table_20_Contents">
      <style:text-properties officeooo:rsid="00272cda" officeooo:paragraph-rsid="00272cda"/>
    </style:style>
    <style:style style:name="P41" style:family="paragraph" style:parent-style-name="Table_20_Contents">
      <style:text-properties officeooo:rsid="00272cda" officeooo:paragraph-rsid="003c585f"/>
    </style:style>
    <style:style style:name="P42" style:family="paragraph" style:parent-style-name="Table_20_Contents">
      <style:text-properties officeooo:rsid="00285e8d" officeooo:paragraph-rsid="00285e8d"/>
    </style:style>
    <style:style style:name="P43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officeooo:rsid="001c0323" officeooo:paragraph-rsid="001c0323"/>
    </style:style>
    <style:style style:name="P44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officeooo:rsid="001c55fe" officeooo:paragraph-rsid="001c55fe"/>
    </style:style>
    <style:style style:name="P45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officeooo:rsid="001e46a4" officeooo:paragraph-rsid="001e46a4"/>
    </style:style>
    <style:style style:name="P46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officeooo:rsid="001e46a4" officeooo:paragraph-rsid="00285e8d"/>
    </style:style>
    <style:style style:name="P47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officeooo:rsid="001fbfab" officeooo:paragraph-rsid="001fbfab"/>
    </style:style>
    <style:style style:name="P48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officeooo:rsid="00285e8d" officeooo:paragraph-rsid="00285e8d"/>
    </style:style>
    <style:style style:name="P49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officeooo:rsid="002606b3" officeooo:paragraph-rsid="002606b3"/>
    </style:style>
    <style:style style:name="P50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officeooo:rsid="00272cda" officeooo:paragraph-rsid="00272cda"/>
    </style:style>
    <style:style style:name="P51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officeooo:rsid="00272cda" officeooo:paragraph-rsid="003c585f"/>
    </style:style>
    <style:style style:name="P52" style:family="paragraph" style:parent-style-name="Standard">
      <style:paragraph-properties fo:text-align="justify" style:justify-single-word="false"/>
      <style:text-properties fo:font-weight="normal" officeooo:rsid="00416c69" officeooo:paragraph-rsid="00416c69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officeooo:rsid="002a2042" officeooo:paragraph-rsid="002a2042"/>
    </style:style>
    <style:style style:name="P54" style:family="paragraph" style:parent-style-name="Standard">
      <style:paragraph-properties fo:text-align="justify" style:justify-single-word="false"/>
      <style:text-properties fo:font-weight="bold" officeooo:rsid="002e7165" officeooo:paragraph-rsid="002e7165" style:font-weight-asian="bold" style:font-weight-complex="bold"/>
    </style:style>
    <style:style style:name="P55" style:family="paragraph" style:parent-style-name="Standard">
      <style:paragraph-properties fo:text-align="justify" style:justify-single-word="false"/>
      <style:text-properties officeooo:rsid="002e7165" officeooo:paragraph-rsid="002e7165"/>
    </style:style>
    <style:style style:name="P56" style:family="paragraph" style:parent-style-name="Standard">
      <style:paragraph-properties fo:text-align="justify" style:justify-single-word="false"/>
      <style:text-properties officeooo:rsid="002be262" officeooo:paragraph-rsid="002be262"/>
    </style:style>
    <style:style style:name="T1" style:family="text">
      <style:text-properties officeooo:rsid="001c55fe"/>
    </style:style>
    <style:style style:name="T2" style:family="text">
      <style:text-properties officeooo:rsid="0025905c"/>
    </style:style>
    <style:style style:name="T3" style:family="text">
      <style:text-properties officeooo:rsid="002606b3"/>
    </style:style>
    <style:style style:name="T4" style:family="text">
      <style:text-properties officeooo:rsid="00285e8d"/>
    </style:style>
    <style:style style:name="T5" style:family="text">
      <style:text-properties officeooo:rsid="002877a4"/>
    </style:style>
    <style:style style:name="T6" style:family="text">
      <style:text-properties officeooo:rsid="002be262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2fcc1d"/>
    </style:style>
    <style:style style:name="T9" style:family="text">
      <style:text-properties officeooo:rsid="00398152"/>
    </style:style>
    <style:style style:name="T10" style:family="text">
      <style:text-properties officeooo:rsid="0044cd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tastrofes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30">Terremoto</text:p>
          </table:table-cell>
          <table:table-cell table:style-name="Tabla1.A1" office:value-type="string">
            <text:p text:style-name="P30">Incendio</text:p>
          </table:table-cell>
          <table:table-cell table:style-name="Tabla1.A1" office:value-type="string">
            <text:p text:style-name="P30">Volcanes</text:p>
          </table:table-cell>
          <table:table-cell table:style-name="Tabla1.A1" office:value-type="string">
            <text:p text:style-name="P30">Inundaciones</text:p>
          </table:table-cell>
          <table:table-cell table:style-name="Tabla1.A1" office:value-type="string">
            <text:p text:style-name="P30">Huracanes</text:p>
          </table:table-cell>
          <table:table-cell table:style-name="Tabla1.F1" office:value-type="string">
            <text:p text:style-name="P30"/>
          </table:table-cell>
        </table:table-row>
        <table:table-row table:style-name="Tabla1.2">
          <table:table-cell table:style-name="Tabla1.A2" office:value-type="string">
            <text:p text:style-name="P32">Asia</text:p>
            <text:p text:style-name="P32">Este de <text:span text:style-name="T5">Turquía</text:span></text:p>
            <text:p text:style-name="P32">sur de Georgia</text:p>
            <text:p text:style-name="P32">Noroeste, centro y centro sur de Iran</text:p>
            <text:p text:style-name="P31"><text:s/>kazajistan, Montañas del himalaya, Kirquistan,</text:p>
            <text:p text:style-name="P31">Tayikistan</text:p>
            <text:p text:style-name="P31">Noreste de la India. Zona sur central de china.<text:span text:style-name="T1">Sur y Este de japon mucho más propenso que el norte de Japón</text:span></text:p>
            <text:p text:style-name="P43"/>
            <text:p text:style-name="P33">Oceania</text:p>
            <text:p text:style-name="P31">Mar de andaman</text:p>
            <text:p text:style-name="P31">Sur <text:span text:style-name="T1">marítimo</text:span> costero de malasia.</text:p>
            <text:p text:style-name="P32">Norte de Papua Nueva Guinea</text:p>
            <text:p text:style-name="P32">Norte de Filipinas</text:p>
            <text:p text:style-name="P44"/>
            <text:p text:style-name="P32">Europa</text:p>
            <text:p text:style-name="P32">Costa Este de italia</text:p>
            <text:p text:style-name="P32">Alpes apeninos</text:p>
            <text:p text:style-name="P32">MontesBalcanes </text:p>
            <text:p text:style-name="P32">Grecia en su totalidad</text:p>
            <text:p text:style-name="P32">Oeste de Turquia</text:p>
            <text:p text:style-name="P44"/>
            <text:p text:style-name="P32">Africa</text:p>
            <text:p text:style-name="P32">Norte de Argelia</text:p>
            <text:p text:style-name="P32">Norte de lesotho</text:p>
            <text:p text:style-name="P32">Este del congo es poco probable</text:p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><text:soft-page-break/>America</text:p>
            <text:p text:style-name="P32"/>
            <text:p text:style-name="P32">Sur del estado de california</text:p>
            <text:p text:style-name="P33">Sur de Mexico</text:p>
            <text:p text:style-name="P33">Istmo de mesoamerica</text:p>
            <text:p text:style-name="P33">Noroeste de Venezuela</text:p>
            <text:p text:style-name="P33">Noroeste de Colombia </text:p>
            <text:p text:style-name="P33">Ecuador</text:p>
            <text:p text:style-name="P33">Costa y cordillera montañosa del peru</text:p>
            <text:p text:style-name="P33">Puna</text:p>
            <text:p text:style-name="P33">Centro y sur de la cordillera de los Andes</text:p>
            <text:p text:style-name="P45"/>
            <text:p text:style-name="P33">Argentina</text:p>
            <text:p text:style-name="P33"/>
            <text:p text:style-name="P33">Mendoza, San Juan La Rioja y Catamarca son las provincias más proclives a terremotos. </text:p>
          </table:table-cell>
          <table:table-cell table:style-name="Tabla1.A2" office:value-type="string">
            <text:p text:style-name="P33">Asia</text:p>
            <text:p text:style-name="P33">No es muy común los incendios en Asia, exceptuando puntos especificos.</text:p>
            <text:p text:style-name="P33">Sur de Vietnam y Camboya</text:p>
            <text:p text:style-name="P33">Sureste de Birmania</text:p>
            <text:p text:style-name="P33">Limite norte de Mongolia con china</text:p>
            <text:p text:style-name="P33">Pocos incendios en Kasajistan</text:p>
            <text:p text:style-name="P33"/>
            <text:p text:style-name="P33"/>
            <text:p text:style-name="P33"/>
            <text:p text:style-name="P33"/>
            <text:p text:style-name="P45"/>
            <text:p text:style-name="P33"><text:s/>Oceania</text:p>
            <text:p text:style-name="P34">Norte y Noroeste de Australi<text:span text:style-name="T4">a</text:span></text:p>
            <text:p text:style-name="P34"/>
            <text:p text:style-name="P34"/>
            <text:p text:style-name="P34"/>
            <text:p text:style-name="P34"/>
            <text:p text:style-name="P46"/>
            <text:p text:style-name="P34">Europa</text:p>
            <text:p text:style-name="P34">Poca cantidad de incendios, pero una gran zona que abarca </text:p>
            <text:p text:style-name="P33"/>
            <text:p text:style-name="P33"/>
            <text:p text:style-name="P45"/>
            <text:p text:style-name="P33">Africa</text:p>
            <text:p text:style-name="P33">Franja central</text:p>
            <text:p text:style-name="P33">de Africa, </text:p>
            <text:p text:style-name="P33">Sobre todo Sur de Sudan, y Centro de Sudan del Sur</text:p>
            <text:p text:style-name="P33">menos Etiopía Somalia</text:p>
            <text:p text:style-name="P35">Zona de africa entre el Ecuador y el tropico de capricornio</text:p>
            <text:p text:style-name="P35"/>
            <text:p text:style-name="P35"/>
            <text:p text:style-name="P35"/>
            <text:p text:style-name="P35"><text:soft-page-break/>America</text:p>
            <text:p text:style-name="P35">America <text:s/>tiene grandes zonas afectadas.</text:p>
            <text:p text:style-name="P35"/>
            <text:p text:style-name="P35">Las más peligrosas son las brasileras en el amazonas</text:p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47"/>
            <text:p text:style-name="P35">Argentina</text:p>
            <text:p text:style-name="P35"/>
            <text:p text:style-name="P35">Limites entre La Pampa, Buenos Aires y Río negro son las más proclives, pero los incendios suceden en la mayoría de la Argentina(Pocos en la patagonia)</text:p>
          </table:table-cell>
          <table:table-cell table:style-name="Tabla1.A2" office:value-type="string">
            <text:p text:style-name="P42">América </text:p>
            <text:p text:style-name="P42">Popocatépetl</text:p>
            <text:p text:style-name="P42">Centro Mejico esta activo</text:p>
            <text:p text:style-name="P48"/>
            <text:p text:style-name="P42">Momotombo</text:p>
            <text:p text:style-name="P42">Costa noroeste de Nicaragua</text:p>
            <text:p text:style-name="P42">Esta activo</text:p>
            <text:p text:style-name="P48"/>
            <text:p text:style-name="P42">Puyehue</text:p>
            <text:p text:style-name="P42">Sur de la cordillera de Los Andes Chile</text:p>
            <text:p text:style-name="P42">Esta activo</text:p>
            <text:p text:style-name="P48"/>
            <text:p text:style-name="P42">Copahue</text:p>
            <text:p text:style-name="P42">Noroeste de la provincia de Neuquen</text:p>
            <text:p text:style-name="P42">Esta activo</text:p>
            <text:p text:style-name="P48"/>
            <text:p text:style-name="P42">Tupungatito</text:p>
            <text:p text:style-name="P42">Noroeste de la Provincia de Mendoza </text:p>
            <text:p text:style-name="P42">Esta activo</text:p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</table:table-cell>
          <table:table-cell table:style-name="Tabla1.A2" office:value-type="string">
            <text:p text:style-name="P36">America</text:p>
            <text:p text:style-name="P36"/>
            <text:p text:style-name="P37">Región central, y Este de Estados unidos, <text:span text:style-name="T2">Costa este y sureste de los Estados Unidos </text:span></text:p>
            <text:p text:style-name="P37"/>
            <text:p text:style-name="P38">Noroeste de Mexico y toda su costa este.</text:p>
            <text:p text:style-name="P38">Costa suroeste de mejico</text:p>
            <text:p text:style-name="P38">La totalidad del <text:span text:style-name="T3">istmo</text:span> caribeño</text:p>
            <text:p text:style-name="P39">Costa norte de Venezuela, Toda la costa De colombia y Ecuador</text:p>
            <text:p text:style-name="P39">Franja centras de Peru y sucre, desde el Noroeste hasta el sureste</text:p>
            <text:p text:style-name="P39">Zona central de Chile</text:p>
            <text:p text:style-name="P39">Costa sur de Brasil desde Brasilia hasta Uruguay</text:p>
            <text:p text:style-name="P39"/>
            <text:p text:style-name="P49"/>
            <text:p text:style-name="P39">Argentina</text:p>
            <text:p text:style-name="P39"/>
            <text:p text:style-name="P39">Las costas rioplatences y todas las costas de Buenos Aires </text:p>
            <text:p text:style-name="P39"/>
            <text:p text:style-name="P39"/>
            <text:p text:style-name="P39"/>
            <text:p text:style-name="P38"/>
            <text:p text:style-name="P38"/>
          </table:table-cell>
          <table:table-cell table:style-name="Tabla1.A2" office:value-type="string">
            <text:p text:style-name="P40">Los huracanes se crean en aguas cálidas por eso su nacimiento ocurre en el caribe.</text:p>
            <text:p text:style-name="P40">Los impactos de los huracanes siempre son en América central y Norte por el Atlantico.</text:p>
            <text:p text:style-name="P40">Golpean la costa este de los Estados Unidos, Islas del caribe y parte de la costa norte de mexico y la peninsula de Yucatan.</text:p>
            <text:p text:style-name="P50"/>
            <text:p text:style-name="P40">Medias probabilidades de golpes en la zona limitrofe entre Mexico y Estados Unidos.</text:p>
            <text:p text:style-name="P40">Haiti y reublica Dominicana</text:p>
            <text:p text:style-name="P50"/>
            <text:p text:style-name="P41">Es poco probable que golpee costas del Istmo de mesoamérica</text:p>
            <text:p text:style-name="P51"/>
            <text:p text:style-name="P41">No golpea Argentina</text:p>
          </table:table-cell>
          <table:table-cell table:style-name="Tabla1.F2" office:value-type="string">
            <text:p text:style-name="P29"/>
          </table:table-cell>
        </table:table-row>
      </table:table>
      <text:p text:style-name="P1"><text:tab/><text:span text:style-name="T5">Bibliografia de la tabla:</text:span></text:p>
      <text:p text:style-name="P4">-<text:a xlink:type="simple" xlink:href="http://sedac.ciesin.columbia.edu/data/collection/ndh/maps/gallery/search">http://sedac.ciesin.columbia.edu/data/collection/ndh/maps/gallery/search</text:a></text:p>
      <text:p text:style-name="P4"/>
      <text:p text:style-name="P4">-<text:a xlink:type="simple" xlink:href="http://sedac.ciesin.columbia.edu/downloads/maps/ndh/ndh-volcano-mortality-risks-distribution/volcano-mortality.jpg">http://sedac.ciesin.columbia.edu/downloads/maps/ndh/ndh-volcano-mortality-risks--distribution/volcano-mortality.jpg</text:a></text:p>
      <text:p text:style-name="P4"/>
      <text:p text:style-name="P4">-<text:a xlink:type="simple" xlink:href="http://sedac.ciesin.columbia.edu/downloads/maps/ndh/ndh-earthquake-frequency-distribution/earthquake-frequency-distribution.jpg">http://sedac.ciesin.columbia.edu/downloads/maps/ndh/ndh-earthquake-frequency-distribution/earthquake-frequency-distribution.jpg</text:a></text:p>
      <text:p text:style-name="P4"/>
      <text:p text:style-name="P4">-<text:a xlink:type="simple" xlink:href="http://sedac.ciesin.columbia.edu/downloads/maps/ndh/ndh-flood-hazard-frequency-distribution/flood-frequency-distribution.jpg">http://sedac.ciesin.columbia.edu/downloads/maps/ndh/ndh-flood-hazard-frequency-distribution/flood-frequency-distribution.jpg</text:a></text:p>
      <text:p text:style-name="P4"/>
      <text:p text:style-name="P4">-<text:a xlink:type="simple" xlink:href="http://sedac.ciesin.columbia.edu/downloads/maps/ndh/ndh-cyclone-hazard-frequency-distribution/cyclone-frequency-distribution.jpg">http://sedac.ciesin.columbia.edu/downloads/maps/ndh/ndh-cyclone-hazard-frequency-distribution/cyclone-frequency-distribution.jpg</text:a></text:p>
      <text:p text:style-name="P4"/>
      <text:p text:style-name="P4">-<text:a xlink:type="simple" xlink:href="http://sedac.ciesin.columbia.edu/downloads/maps/sdei/sdei-global-fire-emissions-indicators-grids-1997-2015/sdei-global-fire-emissions-indicators-grids-1997-2015-total-area-burned-global-2015.jpg">http://sedac.ciesin.columbia.edu/downloads/maps/sdei/sdei-global-fire-emissions-indicators-grids-1997-2015/sdei-global-fire-emissions-indicators-grids-1997-2015-total-area-burned-global--2015.jpg</text:a></text:p>
      <text:p text:style-name="P4"/>
      <text:p text:style-name="P4">-<text:a xlink:type="simple" xlink:href="http://sedac.ciesin.columbia.edu/downloads/maps/sdei/sdei-global-fire-emissions-indicators-grids-1997-2015/sdei-global-fire-emissions-indicators-grids-1997-2015-total-area-burned-south-america-2015.jpg">http://sedac.ciesin.columbia.edu/downloads/maps/sdei/sdei-global-fire-emissions-indicators-grids-1997-2015/sdei-global-fire-emissions-indicators-grids-1997-2015-total-area-burned-south-america-2015.jpg</text:a></text:p>
      <text:p text:style-name="P4"><text:soft-page-break/></text:p>
      <text:p text:style-name="P9"><text:tab/>Terremotos</text:p>
      <text:p text:style-name="P5"><text:span text:style-name="T6">1 </text:span>Devastación en Palu después del terremoto, tsunami</text:p>
      <text:p text:style-name="P5">- <text:a xlink:type="simple" xlink:href="https://earthobservatory.nasa.gov/images/92836/devastation-in-palu-after-earthquake-tsunami">https://earthobservatory.nasa.gov/images/92836/devastation-in-palu-after-earthquake-tsuna</text:a><text:a xlink:type="simple" xlink:href="https://earthobservatory.nasa.gov/images/92836/devastation-in-palu-after-earthquake-tsunami"><text:span text:style-name="T10">mi</text:span></text:a><text:span text:style-name="T10"><text:tab/></text:span></text:p>
      <text:p text:style-name="P7"><text:s/>Primera foto tomada por el Operational Land Imager (OLI) en Landsat 8 </text:p>
      <text:p text:style-name="P5"/>
      <text:p text:style-name="P5"><text:span text:style-name="T6">2 </text:span>Terremoto poderoso expone nueva tierra cerca de Kaikoura</text:p>
      <text:p text:style-name="P5"><text:a xlink:type="simple" xlink:href="https://earthobservatory.nasa.gov/images/89206/powerful-earthquake-exposes-new-land-near-kaikoura">https://earthobservatory.nasa.gov/images/89206/powerful-earthquake-exposes-new-land-near-kaikoura</text:a></text:p>
      <text:p text:style-name="P7">-Primera foto tomada por el Operational Land Imager (OLI) en Landsat 8,</text:p>
      <text:p text:style-name="P7">-Segunda foto tomada por el satélite Sentinel 2 de la Agencia Espacial Europea</text:p>
      <text:p text:style-name="P5"/>
      <text:p text:style-name="P8"><text:tab/>Vulcanismo</text:p>
      <text:p text:style-name="P6">1 y 2 Kilauea</text:p>
      <text:p text:style-name="P6"><text:a xlink:type="simple" xlink:href="https://earthobservatory.nasa.gov/images/92156/kilauea-continues-to-erupt">https://earthobservatory.nasa.gov/images/92156/kilauea-continues-to-erupt</text:a></text:p>
      <text:p text:style-name="P7">-Primera foto tomada por el Operational Land Imager (OLI) en Landsat 8,</text:p>
      <text:p text:style-name="P7"/>
      <text:p text:style-name="P8"><text:tab/>Incendios</text:p>
      <text:p text:style-name="P7">1 Fuego</text:p>
      <text:p text:style-name="P7"><text:a xlink:type="simple" xlink:href="https://earthobservatory.nasa.gov/global-maps/MOD14A1_M_FIRE">https://earthobservatory.nasa.gov/global-maps/MOD14A1_M_FIRE</text:a></text:p>
      <text:p text:style-name="P7">-Según las observaciones del espectrorradiómetro de imágenes de resolución moderada (MODIS) en el satélite Terra de la NASA.</text:p>
      <text:p text:style-name="P7"/>
      <text:p text:style-name="P10"><text:tab/>Sequias</text:p>
      <text:p text:style-name="P15">1 <text:s/>Una costosa sequía en Argentina</text:p>
      <text:p text:style-name="P15"><text:a xlink:type="simple" xlink:href="https://earthobservatory.nasa.gov/images/91999/a-costly-drought-in-argentina">https://earthobservatory.nasa.gov/images/91999/a-costly-drought-in-argentina</text:a></text:p>
      <text:p text:style-name="P15">-Primera foto tomada por el espectrorradiómetro de imágenes de resolución moderada (MODIS) en el satélite Terra de la NASA</text:p>
      <text:p text:style-name="P15">-Segunda foto tomada por el espectrorradiómetro de imágenes de resolución moderada (MODIS) en el satélite Terra de la NASA (Con un año de diferencia)</text:p>
      <text:p text:style-name="P15"/>
      <text:p text:style-name="P15">2 Una costosa sequía en Argentina</text:p>
      <text:p text:style-name="P15"><text:a xlink:type="simple" xlink:href="https://earthobservatory.nasa.gov/images/91999/a-costly-drought-in-argentina">https://earthobservatory.nasa.gov/images/91999/a-costly-drought-in-argentina</text:a></text:p>
      <text:p text:style-name="P15">La primer <text:span text:style-name="T8">foto<text:tab/></text:span> el satélite Soap Moisture Active Passive (SMAP) de la NASA. SMAP lleva un radiómetro</text:p>
      <text:p text:style-name="P15"/>
      <text:p text:style-name="P10"><text:tab/>Calor extremo</text:p>
      <text:p text:style-name="P17">1-Europa y el Pacífico Noroeste enfrentan un récord de calor</text:p>
      <text:p text:style-name="P17"><text:a xlink:type="simple" xlink:href="https://earthobservatory.nasa.gov/images/86204/europe-and-pacific-northwest-face-record-heat">https://earthobservatory.nasa.gov/images/86204/europe-and-pacific-northwest-face-record-heat</text:a></text:p>
      <text:p text:style-name="P17">30 de junio - 9 de julio de 2015</text:p>
      <text:p text:style-name="P17"><text:s/>Fue obtenida a travez del espectrorradiómetro de imágenes de resolución moderada (MODIS) en el satélite Terra de la NASA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<text:tab/>Inundaciones</text:p>
      <text:p text:style-name="P18">1-Inundaciones argentinas</text:p>
      <text:p text:style-name="P18"><text:a xlink:type="simple" xlink:href="https://images-assets.nasa.gov/image/PIA19871/PIA19871~thumb.jpg">https://images-assets.nasa.gov/image/PIA19871/PIA19871~thumb.jpg</text:a></text:p>
      <text:p text:style-name="P18">Agosto del 2015</text:p>
      <text:p text:style-name="P16">-Primera foto tomada por el espectrorradiómetro de imágenes de resolución moderada (MODIS) en el satélite Terra de la NASA</text:p>
      <text:p text:style-name="P18">2-https://images.nasa.gov/details-PIA20295.html</text:p>
      <text:p text:style-name="P18"><text:a xlink:type="simple" xlink:href="https://images.nasa.gov/details-PIA20295.html">https://images.nasa.gov/details-PIA20295.html</text:a></text:p>
      <text:p text:style-name="P18">La segunda foto fue tomada por </text:p>
      <text:p text:style-name="P18">el instrumento Avanzado de Radiación de Reflexión y Emisión Térmica (ASTER) en la nave espacial Terra de la NASA.</text:p>
      <text:p text:style-name="P52">Desde agosto de 2015, las fuertes lluvias han provocado que los ríos se desborden </text:p>
      <text:p text:style-name="P52"/>
      <text:p text:style-name="P19">3 y 4-Inundaciones en el norte de argentina</text:p>
      <text:p text:style-name="P19"><text:a xlink:type="simple" xlink:href="https://earthobservatory.nasa.gov/images/18163/floods-in-northern-argentina">https://earthobservatory.nasa.gov/images/18163/floods-in-northern-argentina</text:a></text:p>
      <text:p text:style-name="P19">Las imagenes fueron obtenidas por el espectrorradiómetro de imágenes de resolución moderada ( MODIS ) en el satélite Terra de la NASA.</text:p>
      <text:p text:style-name="P19"/>
      <text:p text:style-name="P10"><text:tab/>Tsunami</text:p>
      <text:p text:style-name="P19">1- Imágenes de la NASA ASTER Más efectos del tsunami de Japón</text:p>
      <text:p text:style-name="P19"><text:a xlink:type="simple" xlink:href="https://images.nasa.gov/details-PIA13915.html">https://images.nasa.gov/details-PIA13915.html</text:a></text:p>
      <text:p text:style-name="P19">Las imagenes fueron capturadas por la nave espacial Terra de la NASA </text:p>
      <text:p text:style-name="P19"/>
      <text:p text:style-name="P19">2 y 3-Las inundaciones del tsunami persisten cerca de Sendai, Japón</text:p>
      <text:p text:style-name="P19"><text:a xlink:type="simple" xlink:href="https://earthobservatory.nasa.gov/images/49941/tsunami-floods-linger-near-sendai-japan">https://earthobservatory.nasa.gov/images/49941/tsunami-floods-linger-near-sendai-japan</text:a></text:p>
      <text:p text:style-name="P19">Las fotos fueron tomadas con el espectrorradiómetro de imágenes de resolución moderada (MODIS) en los satélites Terra y Aqua de la NASA.</text:p>
      <text:p text:style-name="P20">Fue el13 de marzo de 2011</text:p>
      <text:p text:style-name="P19"/>
      <text:p text:style-name="P11"><text:tab/>Tornado</text:p>
      <text:p text:style-name="P20">1-Tornado en Joplin, Missouri</text:p>
      <text:p text:style-name="P20"><text:a xlink:type="simple" xlink:href="https://earthobservatory.nasa.gov/images/50755/tornado-in-joplin-missouri">https://earthobservatory.nasa.gov/images/50755/tornado-in-joplin-missouri</text:a></text:p>
      <text:p text:style-name="P20">Las fotos fueron tomadas con el Radiómetro Avanzado de Emisión Térmica y Reflexión Spaceborne (ASTER) en el satélite Terra de la NASA capturó esta imagen de color falso.</text:p>
      <text:p text:style-name="P20"/>
      <text:p text:style-name="P20">2 y 3-Tornado Tuscaloosa pista se desvanece</text:p>
      <text:p text:style-name="P20"><text:a xlink:type="simple" xlink:href="https://earthobservatory.nasa.gov/images/87972/tuscaloosa-tornado-track-fades">https://earthobservatory.nasa.gov/images/87972/tuscaloosa-tornado-track-fades</text:a></text:p>
      <text:p text:style-name="P20">Aproximadamente un mes después del brote del tornado, el Mapeador temático en Landsat 5, cinco meses despes se ve que se recupera parte de la flora</text:p>
      <text:p text:style-name="P2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><text:tab/>Huracanes </text:p>
      <text:p text:style-name="P21">1-¿Por qué las islas del Caribe se fueron de color marrón y cuánto tiempo se mantendrán así?</text:p>
      <text:p text:style-name="P22"><text:a xlink:type="simple" xlink:href="https://earthobservatory.nasa.gov/blogs/earthmatters/2017/09/18/why-caribbean-islands-went-brown-and-how-long-will-they-stay-that-way/">https://earthobservatory.nasa.gov/blogs/earthmatters/2017/09/18/why-caribbean-islands-went-brown-and-how-long-will-they-stay-that-way/</text:a></text:p>
      <text:p text:style-name="P22">Imágenes de la NASA del Observatorio de la Tierra de Barbuda por Joshua Stevens, utilizando datos de Landsat del US Geological Survey.</text:p>
      <text:p text:style-name="P22"/>
      <text:p text:style-name="P22">2-Una mirada más cercana a los huracanes que se intensifican rápidamente</text:p>
      <text:p text:style-name="P22"><text:a xlink:type="simple" xlink:href="https://earthobservatory.nasa.gov/images/91130/a-closer-look-at-rapidly-intensifying-hurricanes">https://earthobservatory.nasa.gov/images/91130/a-closer-look-at-rapidly-intensifying-hurricanes</text:a></text:p>
      <text:p text:style-name="P22">La imagen de la izquierda fue adquirida el 17 de septiembre de 2017 por el espectrorradiómetro de imágenes de resolución moderada en el satélite Terra de la NASA; la imagen correcta fue adquirida al día siguiente por el Visible Infrared Imaging Radiometer Suite (VIIRS) en Suomi NPP </text:p>
      <text:p text:style-name="P10"/>
      <text:p text:style-name="P22">3-Huracán Jeanne Cloud Altura y movimiento</text:p>
      <text:p text:style-name="P22"><text:a xlink:type="simple" xlink:href="https://images.nasa.gov/details-PIA04368.html">https://images.nasa.gov/details-PIA04368.html</text:a></text:p>
      <text:p text:style-name="P22">fueron capturadas por la nave espacial Terra de la NASA </text:p>
      <text:p text:style-name="P12"/>
      <text:p text:style-name="P24">4 <text:span text:style-name="T9">y 5</text:span>-Luces apagadas en el despertar de Michael</text:p>
      <text:p text:style-name="P24"><text:a xlink:type="simple" xlink:href="https://earthobservatory.nasa.gov/images/92887/lights-out-in-michaels-wake">https://earthobservatory.nasa.gov/images/92887/lights-out-in-michaels-wake</text:a></text:p>
      <text:p text:style-name="P25">El primer conjunto de imágenes (arriba) muestra una vista natural de las luces nocturnas de la " banda diurna-nocturna " (DNB) de la Suite de Radiómetro de Imagen de Infrarrojo Visible (VIIRS)</text:p>
      <text:p text:style-name="P25">El mapa base hace uso de los datos recopilados por los satélites Landsat y Sentinel-2. </text:p>
      <text:p text:style-name="P25"/>
      <text:p text:style-name="P10"><text:tab/>Tormentas de nieve</text:p>
      <text:p text:style-name="P13"><text:span text:style-name="T7">1-Tormenta de nieve cubre el oeste de Estados Unidos</text:span><text:tab/></text:p>
      <text:p text:style-name="P23"><text:a xlink:type="simple" xlink:href="https://earthobservatory.nasa.gov/images/47340/snowstorm-covers-western-united-states">https://earthobservatory.nasa.gov/images/47340/snowstorm-covers-western-united-states</text:a></text:p>
      <text:p text:style-name="P23"/>
      <text:p text:style-name="P23">La foto fue tomada por el espectrorradiómetro de imágenes de resolución moderada (MODIS) en el satélite Terra de la NASA. </text:p>
      <text:p text:style-name="P23"/>
      <text:p text:style-name="P10"><text:tab/>Frío extremo</text:p>
      <text:p text:style-name="P24">1-Frio extremo en canada</text:p>
      <text:p text:style-name="P24"><text:a xlink:type="simple" xlink:href="https://earthobservatory.nasa.gov/images/12648/extreme-cold-in-canada">https://earthobservatory.nasa.gov/images/12648/extreme-cold-in-canada</text:a></text:p>
      <text:p text:style-name="P24"><text:s/>El hielo en las nubes los tiñe de color naranja claro en esta imagen del espectrorradiómetro de imagen de resolución moderada de color falso (MODIS).</text:p>
      <text:p text:style-name="P24">(Como la luz visible está asignada a rojo en esta imagen de color falso, el hielo aparece rojo oscuro y el agua es negra)</text:p>
      <text:p text:style-name="P24"/>
      <text:p text:style-name="P24">2-Frío extremo en Eurasia</text:p>
      <text:p text:style-name="P14"><text:a xlink:type="simple" xlink:href="https://earthobservatory.nasa.gov/images/16003/extreme-cold-in-eurasia"><text:span text:style-name="T7">https://earthobservatory.nasa.gov/images/16003/extreme-cold-in-eurasia</text:span></text:a></text:p>
      <text:p text:style-name="P24">El sensor del Sistema de Energía Radiante de las Nubes y la Tierra (CERES) que volaba a bordo del satélite Aqua tomó estas imágenes </text:p>
      <text:p text:style-name="P10"/>
      <text:p text:style-name="P10"><text:tab/>Tormenta electrica y rayos</text:p>
      <text:p text:style-name="P26">1-La anatomía de una tormenta eléctrica</text:p>
      <text:p text:style-name="P27"><text:a xlink:type="simple" xlink:href="https://earthobservatory.nasa.gov/images/78101/the-anatomy-of-a-thunderstorm">https://earthobservatory.nasa.gov/images/78101/the-anatomy-of-a-thunderstorm</text:a></text:p>
      <text:p text:style-name="P27">la imagen fue tomada por el satélite geoestacionario GOES-East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09:22:38.324000000</meta:creation-date>
    <dc:date>2018-10-21T15:26:00.429000000</dc:date>
    <meta:editing-duration>PT13H21M4S</meta:editing-duration>
    <meta:editing-cycles>8</meta:editing-cycles>
    <meta:generator>LibreOffice/4.2.3.3$Windows_x86 LibreOffice_project/882f8a0a489bc99a9e60c7905a60226254cb6ff0</meta:generator>
    <meta:document-statistic meta:table-count="1" meta:image-count="0" meta:object-count="0" meta:page-count="5" meta:paragraph-count="189" meta:word-count="1237" meta:character-count="9854" meta:non-whitespace-character-count="8766"/>
  </office:meta>
</office:document-meta>
</file>